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a7906" officeooo:paragraph-rsid="000a7906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b84af" officeooo:paragraph-rsid="000f9b0c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b84af" officeooo:paragraph-rsid="001064c6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0a790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0b84a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0b84af" officeooo:paragraph-rsid="000b84a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0b84af" officeooo:paragraph-rsid="000d5f8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0a7906" officeooo:paragraph-rsid="000a790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0a7906" officeooo:paragraph-rsid="000d5f8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a7906" officeooo:paragraph-rsid="000a790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0a7906" officeooo:paragraph-rsid="0013552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b84af" officeooo:paragraph-rsid="000b84a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b84af" officeooo:paragraph-rsid="000a790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b84af" officeooo:paragraph-rsid="000d5f84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0b84af" officeooo:paragraph-rsid="001746f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b84af" officeooo:paragraph-rsid="0018f7f9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0b84af" officeooo:paragraph-rsid="001b11c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d5f84" officeooo:paragraph-rsid="000d5f8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d5f84" officeooo:paragraph-rsid="000b84a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0a7906" officeooo:paragraph-rsid="000a790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0a790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13552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1a998c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1b11c4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solid" style:text-underline-width="auto" style:text-underline-color="font-color" fo:font-weight="normal" officeooo:rsid="000b84af" officeooo:paragraph-rsid="000b84af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solid" style:text-underline-width="auto" style:text-underline-color="font-color" fo:font-weight="normal" officeooo:rsid="000b84af" officeooo:paragraph-rsid="001b11c4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11658b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0a7906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4pt" fo:font-style="italic" style:text-underline-style="none" fo:font-weight="normal" officeooo:rsid="0011658b" officeooo:paragraph-rsid="000a7906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text-properties fo:font-size="14pt" fo:font-style="italic" style:text-underline-style="none" fo:font-weight="normal" officeooo:rsid="0011658b" officeooo:paragraph-rsid="0011658b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text-properties fo:font-size="14pt" fo:font-style="italic" style:text-underline-style="none" fo:font-weight="normal" officeooo:rsid="0011658b" officeooo:paragraph-rsid="0013552b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text-properties fo:font-size="14pt" fo:font-style="italic" style:text-underline-style="none" fo:font-weight="normal" officeooo:rsid="0011658b" officeooo:paragraph-rsid="0015efe4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text-properties fo:font-size="14pt" fo:font-style="italic" style:text-underline-style="none" fo:font-weight="normal" officeooo:rsid="0011658b" officeooo:paragraph-rsid="0016c2fe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text-properties fo:font-size="14pt" fo:font-style="italic" style:text-underline-style="none" fo:font-weight="normal" officeooo:rsid="0011658b" officeooo:paragraph-rsid="0016d7bd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text-properties fo:font-size="14pt" fo:font-style="italic" style:text-underline-style="none" fo:font-weight="normal" officeooo:rsid="0011658b" officeooo:paragraph-rsid="001b11c4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text-properties fo:font-size="14pt" fo:font-style="italic" style:text-underline-style="none" fo:font-weight="normal" officeooo:rsid="0013552b" officeooo:paragraph-rsid="0013552b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text-properties fo:font-size="13pt" style:text-underline-style="solid" style:text-underline-width="auto" style:text-underline-color="font-color" fo:font-weight="normal" officeooo:rsid="000a7906" officeooo:paragraph-rsid="000a7906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none" fo:font-weight="normal" officeooo:rsid="000b84af" officeooo:paragraph-rsid="000b84a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none" fo:font-weight="normal" officeooo:rsid="000d5f84" officeooo:paragraph-rsid="000b84a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0a7906" officeooo:paragraph-rsid="000a790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0a7906" officeooo:paragraph-rsid="000d5f8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0a7906" officeooo:paragraph-rsid="001a998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0a7906" officeooo:paragraph-rsid="0018f7f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0b84af" officeooo:paragraph-rsid="000b84a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0b84af" officeooo:paragraph-rsid="000b84af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0b84af" officeooo:paragraph-rsid="001064c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style="italic" style:text-underline-style="none" fo:font-weight="normal" officeooo:rsid="0011658b" officeooo:paragraph-rsid="0011658b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a790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84af"/>
    </style:style>
    <style:style style:name="T4" style:family="text">
      <style:text-properties style:text-underline-style="none" officeooo:rsid="000d5f84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officeooo:rsid="000a7906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a7906" style:font-weight-asian="normal" style:font-weight-complex="normal"/>
    </style:style>
    <style:style style:name="T9" style:family="text">
      <style:text-properties style:text-underline-style="none" fo:font-weight="normal" officeooo:rsid="000f9b0c" style:font-weight-asian="normal" style:font-weight-complex="normal"/>
    </style:style>
    <style:style style:name="T10" style:family="text">
      <style:text-properties style:text-underline-style="none" fo:font-weight="normal" officeooo:rsid="001064c6" style:font-weight-asian="normal" style:font-weight-complex="normal"/>
    </style:style>
    <style:style style:name="T11" style:family="text">
      <style:text-properties style:text-underline-style="none" fo:font-weight="normal" officeooo:rsid="0016c2fe" style:font-weight-asian="normal" style:font-weight-complex="normal"/>
    </style:style>
    <style:style style:name="T12" style:family="text">
      <style:text-properties style:text-underline-style="none" officeooo:rsid="000f9b0c"/>
    </style:style>
    <style:style style:name="T13" style:family="text">
      <style:text-properties style:text-underline-style="none" officeooo:rsid="0013552b"/>
    </style:style>
    <style:style style:name="T14" style:family="text">
      <style:text-properties style:text-underline-style="none" officeooo:rsid="0016c2fe"/>
    </style:style>
    <style:style style:name="T15" style:family="text">
      <style:text-properties style:text-underline-style="none" officeooo:rsid="0016d7bd"/>
    </style:style>
    <style:style style:name="T16" style:family="text">
      <style:text-properties style:text-underline-style="none" officeooo:rsid="001746f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a7906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3552b" style:font-style-asian="italic" style:font-style-complex="italic"/>
    </style:style>
    <style:style style:name="T21" style:family="text">
      <style:text-properties fo:font-style="italic" officeooo:rsid="0015efe4" style:font-style-asian="italic" style:font-style-complex="italic"/>
    </style:style>
    <style:style style:name="T22" style:family="text">
      <style:text-properties fo:font-style="italic" officeooo:rsid="0016c2fe" style:font-style-asian="italic" style:font-style-complex="italic"/>
    </style:style>
    <style:style style:name="T23" style:family="text">
      <style:text-properties fo:font-style="italic" officeooo:rsid="0016d7bd" style:font-style-asian="italic" style:font-style-complex="italic"/>
    </style:style>
    <style:style style:name="T24" style:family="text">
      <style:text-properties fo:font-style="italic" officeooo:rsid="0018f7f9" style:font-style-asian="italic" style:font-style-complex="italic"/>
    </style:style>
    <style:style style:name="T25" style:family="text">
      <style:text-properties fo:font-style="italic" officeooo:rsid="001746fc" style:font-style-asian="italic" style:font-style-complex="italic"/>
    </style:style>
    <style:style style:name="T26" style:family="text">
      <style:text-properties fo:font-style="italic" style:text-underline-style="none" fo:font-weight="normal" officeooo:rsid="000a7906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16c2fe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0f9b0c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1a998c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style:font-style-asian="italic" style:font-style-complex="italic"/>
    </style:style>
    <style:style style:name="T31" style:family="text">
      <style:text-properties fo:font-style="italic" style:text-underline-style="none" officeooo:rsid="0011658b" style:font-style-asian="italic" style:font-style-complex="italic"/>
    </style:style>
    <style:style style:name="T32" style:family="text">
      <style:text-properties fo:font-style="italic" style:text-underline-style="none" officeooo:rsid="0013552b" style:font-style-asian="italic" style:font-style-complex="italic"/>
    </style:style>
    <style:style style:name="T33" style:family="text">
      <style:text-properties fo:font-style="italic" style:text-underline-style="none" officeooo:rsid="000b84af" style:font-style-asian="italic" style:font-style-complex="italic"/>
    </style:style>
    <style:style style:name="T34" style:family="text">
      <style:text-properties fo:font-style="italic" style:text-underline-style="none" officeooo:rsid="000d5f84" style:font-style-asian="italic" style:font-style-complex="italic"/>
    </style:style>
    <style:style style:name="T35" style:family="text">
      <style:text-properties fo:font-style="italic" style:text-underline-style="none" officeooo:rsid="0015efe4" style:font-style-asian="italic" style:font-style-complex="italic"/>
    </style:style>
    <style:style style:name="T36" style:family="text">
      <style:text-properties fo:font-style="italic" style:text-underline-style="none" officeooo:rsid="000f9b0c" style:font-style-asian="italic" style:font-style-complex="italic"/>
    </style:style>
    <style:style style:name="T37" style:family="text">
      <style:text-properties fo:font-style="italic" style:text-underline-style="none" officeooo:rsid="0016c2fe" style:font-style-asian="italic" style:font-style-complex="italic"/>
    </style:style>
    <style:style style:name="T38" style:family="text">
      <style:text-properties fo:font-style="italic" style:text-underline-style="none" officeooo:rsid="001a998c" style:font-style-asian="italic" style:font-style-complex="italic"/>
    </style:style>
    <style:style style:name="T39" style:family="text">
      <style:text-properties fo:font-style="italic" style:text-underline-style="none" officeooo:rsid="0018f7f9" style:font-style-asian="italic" style:font-style-complex="italic"/>
    </style:style>
    <style:style style:name="T40" style:family="text">
      <style:text-properties fo:font-style="italic" style:text-underline-style="none" officeooo:rsid="000a7906" style:font-style-asian="italic" style:font-style-complex="italic"/>
    </style:style>
    <style:style style:name="T41" style:family="text">
      <style:text-properties fo:font-style="italic" style:text-underline-style="none" officeooo:rsid="001746fc" style:font-style-asian="italic" style:font-style-complex="italic"/>
    </style:style>
    <style:style style:name="T42" style:family="text">
      <style:text-properties fo:font-style="italic" style:text-underline-style="none" officeooo:rsid="0016d7bd" style:font-style-asian="italic" style:font-style-complex="italic"/>
    </style:style>
    <style:style style:name="T43" style:family="text">
      <style:text-properties fo:font-style="italic" style:font-size-asian="12.25pt" style:font-style-asian="italic" style:font-style-complex="italic"/>
    </style:style>
    <style:style style:name="T44" style:family="text">
      <style:text-properties fo:font-size="14pt" fo:font-style="italic" style:text-underline-style="none" officeooo:rsid="0011658b" style:font-size-asian="14pt" style:font-style-asian="italic" style:font-size-complex="14pt" style:font-style-complex="italic"/>
    </style:style>
    <style:style style:name="T45" style:family="text">
      <style:text-properties fo:font-size="14pt" fo:font-style="italic" style:text-underline-style="none" officeooo:rsid="001a998c" style:font-size-asian="14pt" style:font-style-asian="italic" style:font-size-complex="14pt" style:font-style-complex="italic"/>
    </style:style>
    <style:style style:name="T46" style:family="text">
      <style:text-properties fo:font-size="14pt" fo:font-style="italic" style:text-underline-style="none" officeooo:rsid="001dfc63" style:font-size-asian="14pt" style:font-style-asian="italic" style:font-size-complex="14pt" style:font-style-complex="italic"/>
    </style:style>
    <style:style style:name="T47" style:family="text">
      <style:text-properties fo:font-size="14pt" fo:font-style="italic" style:text-underline-style="none" officeooo:rsid="0011658b" style:font-size-asian="12.25pt" style:font-style-asian="italic" style:font-size-complex="14pt" style:font-style-complex="italic"/>
    </style:style>
    <style:style style:name="T48" style:family="text">
      <style:text-properties officeooo:rsid="0013552b"/>
    </style:style>
    <style:style style:name="T49" style:family="text">
      <style:text-properties fo:font-size="12pt" style:text-underline-style="none" style:font-size-asian="12pt" style:font-size-complex="12pt"/>
    </style:style>
    <style:style style:name="T50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51" style:family="text">
      <style:text-properties fo:font-size="12pt" fo:font-style="italic" style:text-underline-style="none" officeooo:rsid="0011658b" style:font-size-asian="12pt" style:font-style-asian="italic" style:font-size-complex="12pt" style:font-style-complex="italic"/>
    </style:style>
    <style:style style:name="T52" style:family="text">
      <style:text-properties style:font-size-asian="12.25pt"/>
    </style:style>
    <style:style style:name="T53" style:family="text">
      <style:text-properties officeooo:rsid="001480f0"/>
    </style:style>
    <style:style style:name="T54" style:family="text">
      <style:text-properties officeooo:rsid="0016d7bd"/>
    </style:style>
    <style:style style:name="T55" style:family="text">
      <style:text-properties officeooo:rsid="001746fc"/>
    </style:style>
    <style:style style:name="T56" style:family="text">
      <style:text-properties officeooo:rsid="0018f7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 SECTION IN THIS MODULE:</text:p>
      <text:p text:style-name="P29"/>
      <text:p text:style-name="P47"/>
      <text:p text:style-name="P30">This part of <text:span text:style-name="T52">module</text:span> deal with changing of se<text:span text:style-name="T48">r</text:span>vice tax.</text:p>
      <text:p text:style-name="P47"><text:s/></text:p>
      <text:p text:style-name="P37"><text:span text:style-name="T17">Controller </text:span>:<text:span text:style-name="T2"> <text:s/></text:span><text:span text:style-name="T49"><text:s/>service_tax.php</text:span><text:span text:style-name="T50"> <text:s text:c="2"/>// </text:span><text:span text:style-name="T51">controller which call insert_service_tax.</text:span></text:p>
      <text:p text:style-name="P37"><text:span text:style-name="T51"/></text:p>
      <text:p text:style-name="P27"><text:span text:style-name="T17">Model:</text:span><text:span text:style-name="T5"> <text:s/></text:span><text:span text:style-name="T2"><text:s text:c="8"/>1.consultancy_help_model.php</text:span><text:span text:style-name="T30"> //</text:span><text:span text:style-name="T31">query for insert</text:span><text:span text:style-name="T32">ing</text:span><text:span text:style-name="T31"> service tax </text:span><text:span text:style-name="T32">&amp; retrieving it.</text:span></text:p>
      <text:p text:style-name="P20"><text:tab/> <text:s text:c="10"/>2.consultant_form.php<text:tab/> </text:p>
      <text:p text:style-name="P20"/>
      <text:p text:style-name="P28"><text:span text:style-name="T17">Views:</text:span><text:span text:style-name="T5"> </text:span><text:span text:style-name="T2"><text:s text:c="10"/></text:span><text:span text:style-name="T3">1.insert_service_tax <text:s/></text:span><text:span text:style-name="T33">//</text:span><text:span text:style-name="T31">contains form for inserting service_tax</text:span></text:p>
      <text:p text:style-name="P4"/>
      <text:p text:style-name="P4"/>
      <text:p text:style-name="P8"/>
      <text:p text:style-name="P31">This part of <text:span text:style-name="T52">module</text:span> deal with <text:span text:style-name="T48">filling of estimate form and their approval by different authorities.</text:span></text:p>
      <text:p text:style-name="P8"/>
      <text:p text:style-name="P4"><text:span text:style-name="T17">Controller :</text:span><text:span text:style-name="T5"> </text:span><text:span text:style-name="T2"><text:tab/>consultant.php <text:s text:c="3"/>/</text:span><text:span text:style-name="T30">/</text:span><text:span text:style-name="T32">call estimate form view, approval view etc.</text:span></text:p>
      <text:p text:style-name="P4"><text:span text:style-name="T32"/></text:p>
      <text:p text:style-name="P4"><text:span text:style-name="T17">Model:</text:span><text:span text:style-name="T5"> </text:span><text:span text:style-name="T2"><text:tab/>1.consultancy_help_model.php <text:s/></text:span><text:span text:style-name="T30">//</text:span><text:span text:style-name="T32">function for getting current hod, pce, assistant project</text:span><text:span text:style-name="T13"> </text:span></text:p>
      <text:p text:style-name="P10"><text:tab/><text:tab/>2.consultant_form.php <text:s/><text:span text:style-name="T19">//</text:span><text:span text:style-name="T20">inserting the form data into database and retrieving it </text:span><text:span text:style-name="T48">.</text:span></text:p>
      <text:p text:style-name="P10"/>
      <text:p text:style-name="P4"><text:span text:style-name="T17">Views:<text:tab/></text:span><text:span text:style-name="T2"><text:tab/>1.assign_link_up_no.php</text:span><text:span text:style-name="T30"> //</text:span><text:span text:style-name="T32">form assigning link up no and page no by pce.</text:span></text:p>
      <text:p text:style-name="P10"><text:tab/><text:tab/>2.consultant_estimate_from.php<text:span text:style-name="T19"> //</text:span><text:span text:style-name="T20">form for estimate form</text:span></text:p>
      <text:p text:style-name="P10"><text:tab/><text:tab/>3.consultant_member.php<text:tab/><text:span text:style-name="T19">//</text:span><text:span text:style-name="T20">addition of co-ci ,ci and other with their share using ajax</text:span></text:p>
      <text:p text:style-name="P10"><text:tab/><text:tab/>4.consultant_designation.php<text:tab/> <text:span text:style-name="T19">//</text:span><text:span text:style-name="T20">designation of each member using ajax</text:span><text:span text:style-name="T48">.</text:span></text:p>
      <text:p text:style-name="P5"><text:span text:style-name="T2"><text:tab/><text:tab/></text:span><text:span text:style-name="T3">5.edit_link_up_no.php <text:s/></text:span><text:span text:style-name="T33">//</text:span><text:span text:style-name="T32">edit of assigned link up no.</text:span></text:p>
      <text:p text:style-name="P12"><text:tab/><text:tab/>6.empNameByDept.php <text:span text:style-name="T19">//</text:span><text:span text:style-name="T20">getting emp by department for creating select in estimate form</text:span></text:p>
      <text:p text:style-name="P5"><text:span text:style-name="T3"><text:tab/><text:tab/></text:span><text:span text:style-name="T4">7.view_consultancy_form.php</text:span><text:span text:style-name="T34"> //</text:span><text:span text:style-name="T32">viewing all the form which has been submitted.</text:span></text:p>
      <text:p text:style-name="P18"><text:tab/><text:tab/>8.view_consultancy_form_prev.php<text:tab/><text:span text:style-name="T19">//</text:span><text:span text:style-name="T20">viewing all previous form.</text:span></text:p>
      <text:p text:style-name="P18"><text:tab/><text:tab/>9.view_consultancy_form_print.php<text:tab/><text:span text:style-name="T19">//</text:span><text:span text:style-name="T20">printing it created another view of estimate form.</text:span></text:p>
      <text:p text:style-name="P18"><text:span text:style-name="T20"/></text:p>
      <text:p text:style-name="P9"/>
      <text:p text:style-name="P31">This part of <text:span text:style-name="T52">module</text:span> deal with changing of <text:span text:style-name="T48">updating of estimate form and their approval</text:span></text:p>
      <text:p text:style-name="P36">by different authorities.</text:p>
      <text:p text:style-name="P9"/>
      <text:p text:style-name="P4"><text:span text:style-name="T17">Controller :</text:span><text:span text:style-name="T2"> <text:tab/>edit_consultancy_form.php </text:span><text:span text:style-name="T30">//</text:span><text:span text:style-name="T32">call edit function for editing of estimate form</text:span></text:p>
      <text:p text:style-name="P4"><text:span text:style-name="T13"/></text:p>
      <text:p text:style-name="P22"><text:span text:style-name="T17">Model:</text:span><text:span text:style-name="T5"> </text:span><text:span text:style-name="T2"><text:tab/>1.consultancy_help_model.php , </text:span><text:span text:style-name="T30">//</text:span><text:span text:style-name="T32">function for getting current hod, pce, assistant project </text:span></text:p>
      <text:p text:style-name="P10"><text:tab/><text:tab/>2.consultant_form.php <text:s/><text:span text:style-name="T19">//</text:span><text:span text:style-name="T20">function inserting updated data and saving ther prev. data.</text:span></text:p>
      <text:p text:style-name="P10"/>
      <text:p text:style-name="P4"><text:span text:style-name="T17">Views:<text:tab/></text:span><text:span text:style-name="T2"><text:tab/>1.edit_consultancy_form.php </text:span><text:span text:style-name="T30">//</text:span><text:span text:style-name="T32">table for all the estimate form which can be edited.</text:span></text:p>
      <text:p text:style-name="P11"><text:tab/><text:tab/>2.edit_consultancy_detail.php <text:span text:style-name="T19">//</text:span><text:span text:style-name="T20">form for updating of estimate form</text:span></text:p>
      <text:p text:style-name="P4"/>
      <text:p text:style-name="P4"/>
      <text:p text:style-name="P4"/>
      <text:p text:style-name="P31"><text:soft-page-break/>This part of <text:span text:style-name="T52">module</text:span> deal with <text:span text:style-name="T53">filling of proposal form .</text:span></text:p>
      <text:p text:style-name="P8"/>
      <text:p text:style-name="P4"><text:span text:style-name="T17">Controller :</text:span><text:span text:style-name="T2"> <text:tab/>consultancy_proposal_form.php /</text:span><text:span text:style-name="T30">/</text:span><text:span text:style-name="T35">controller to call proposal form &amp; approval form .</text:span></text:p>
      <text:p text:style-name="P4"><text:span text:style-name="T17">Model:</text:span><text:span text:style-name="T5"> </text:span><text:span text:style-name="T2"><text:tab/>consultancy_proposal_form_model.</text:span><text:span text:style-name="T12">php /</text:span><text:span text:style-name="T36">/</text:span><text:span text:style-name="T35">insert the data for proposal form &amp; retrieve it.</text:span></text:p>
      <text:p text:style-name="P5"><text:span text:style-name="T17">Views:</text:span><text:span text:style-name="T5"><text:tab/></text:span><text:span text:style-name="T2"><text:tab/></text:span><text:span text:style-name="T3">1.consultancy_proposal_choice.php <text:s/></text:span><text:span text:style-name="T33"><text:s/>//</text:span><text:span text:style-name="T35">choice filling (either he has payment detal or not</text:span></text:p>
      <text:p text:style-name="P12"><text:tab/><text:tab/>2.consultancy_proposal_form.php <text:s/>/<text:span text:style-name="T19">/</text:span><text:span text:style-name="T21">form for filling the proposal form</text:span></text:p>
      <text:p text:style-name="P12"><text:tab/><text:tab/>3.consultancy_proposal_form_edit.php <text:span text:style-name="T19">//</text:span><text:span text:style-name="T21">updating of proposal form</text:span></text:p>
      <text:p text:style-name="P12"><text:tab/><text:tab/>4.consultancy_proposal_form_without.php<text:tab/><text:span text:style-name="T19">//</text:span><text:span text:style-name="T21">filling of proposal form without payment .</text:span></text:p>
      <text:p text:style-name="P12"><text:tab/><text:tab/>5.proposal_form_all.php<text:tab/><text:span text:style-name="T19">//</text:span><text:span text:style-name="T21">table for all consultancy proposal form can be filled.</text:span></text:p>
      <text:p text:style-name="P12"/>
      <text:p text:style-name="P38"><text:span text:style-name="T21"/></text:p>
      <text:p text:style-name="P32">This part of <text:span text:style-name="T52">module</text:span> deal with <text:span text:style-name="T53">proposal form <text:s/>approval by different authorities.</text:span></text:p>
      <text:p text:style-name="P38"/>
      <text:p text:style-name="P4"><text:span text:style-name="T17">Controller :</text:span><text:span text:style-name="T2"> <text:tab/>consultancy_proposal_approve.php </text:span><text:span text:style-name="T30">//</text:span><text:span text:style-name="T35">controler to call <text:s/>filled proposal form &amp; approval</text:span></text:p>
      <text:p text:style-name="P4"><text:span text:style-name="T17">Model:</text:span><text:span text:style-name="T5"> </text:span><text:span text:style-name="T2"><text:tab/>consultancy_proposal_approve_model.php </text:span><text:span text:style-name="T30">// </text:span><text:span text:style-name="T35">updating status of form</text:span></text:p>
      <text:p text:style-name="P4"><text:span text:style-name="T17">Views:</text:span><text:span text:style-name="T2"><text:tab/><text:tab/></text:span><text:span text:style-name="T3">1.consultancy_proposal_approve.php <text:s/></text:span><text:span text:style-name="T33">//</text:span><text:span text:style-name="T37">approval form and filled proposal form</text:span></text:p>
      <text:p text:style-name="P12"><text:tab/><text:tab/>2.consultancy_proposal_fill_approve.php <text:span text:style-name="T19">//</text:span><text:span text:style-name="T22">filling of payment detail and then approve.</text:span></text:p>
      <text:p text:style-name="P16"><text:tab/><text:tab/>3.consultancy_proposal_print.php <text:span text:style-name="T19">//</text:span><text:span text:style-name="T22">printing of approved form<text:line-break/><text:tab/><text:tab/></text:span></text:p>
      <text:p text:style-name="P38"><text:span text:style-name="T22"/></text:p>
      <text:p text:style-name="P33">This part of <text:span text:style-name="T52">module</text:span> deal with <text:span text:style-name="T54">filling,edition and view <text:s/>of receipt .</text:span></text:p>
      <text:p text:style-name="P45"/>
      <text:p text:style-name="P2">Controller:<text:span text:style-name="T7"><text:tab/></text:span><text:span text:style-name="T8">consultancy_proposal_approve.php </text:span><text:span text:style-name="T26">//</text:span><text:span text:style-name="T27">filling receipt generaed by Acc. Section.</text:span></text:p>
      <text:p text:style-name="P2">Model:<text:span text:style-name="T7"><text:tab/></text:span><text:span text:style-name="T8">consultancy_proposal_</text:span><text:span text:style-name="T9">approve</text:span><text:span text:style-name="T8">_model.</text:span><text:span text:style-name="T9">php </text:span><text:span text:style-name="T28">//</text:span><text:span text:style-name="T27">insert,edit, retrieval <text:s/>of receipt data</text:span><text:span text:style-name="T11">.</text:span></text:p>
      <text:p text:style-name="P6"><text:span text:style-name="T17">Views:</text:span><text:span text:style-name="T5"> </text:span><text:span text:style-name="T2"><text:tab/>1.edit_receipt.php </text:span><text:span text:style-name="T30">//</text:span><text:span text:style-name="T37">update the receipt </text:span><text:span text:style-name="T14">.</text:span></text:p>
      <text:p text:style-name="P12"><text:tab/><text:tab/>2.edit_receipt_all.php<text:tab/><text:span text:style-name="T19">//</text:span><text:span text:style-name="T22">all the receipt can be updated</text:span></text:p>
      <text:p text:style-name="P12"><text:tab/><text:tab/>3.receipt.php<text:tab/><text:span text:style-name="T19">//</text:span><text:span text:style-name="T22">filling of receipt</text:span></text:p>
      <text:p text:style-name="P12"><text:tab/><text:tab/>4.receipt_all.php<text:tab/><text:span text:style-name="T19">// </text:span><text:span text:style-name="T22">all the payment for which receipt can be generated</text:span></text:p>
      <text:p text:style-name="P6"><text:span text:style-name="T2"><text:tab/><text:tab/>5.</text:span><text:span text:style-name="T4">view_receipt.php<text:tab/></text:span><text:span text:style-name="T34">//</text:span><text:span text:style-name="T37">view the receipt which is filled by pce.</text:span></text:p>
      <text:p text:style-name="P19"><text:tab/><text:tab/>6.view_receipt_prev.php <text:span text:style-name="T19">//</text:span><text:span text:style-name="T23">view previous receipt before edit.</text:span></text:p>
      <text:p text:style-name="P44"/>
      <text:p text:style-name="P34">This part of <text:span text:style-name="T52">module</text:span> deal with <text:span text:style-name="T54">filling, edition , view and approval of disbursement sheet .</text:span></text:p>
      <text:p text:style-name="P8"/>
      <text:p text:style-name="P4"><text:span text:style-name="T17">Controller</text:span> :<text:span text:style-name="T2"> <text:tab/>consultant_disbursement_sheet.php </text:span><text:span text:style-name="T30"><text:s/>//</text:span><text:span text:style-name="T42">call disbursement form ,its view, approval etc.</text:span></text:p>
      <text:p text:style-name="P4"><text:span text:style-name="T17">Model:</text:span><text:span text:style-name="T5"> </text:span><text:span text:style-name="T2"><text:tab/>1.consultant_disbursement_details_model.php </text:span><text:span text:style-name="T30">//</text:span><text:span text:style-name="T42">details required to fill the disbursement.</text:span></text:p>
      <text:p text:style-name="P10"><text:tab/><text:tab/>2.consultant_disbursement_sheet_model.php <text:span text:style-name="T19">//</text:span><text:span text:style-name="T23">insert the data of disbursement.</text:span></text:p>
      <text:p text:style-name="P4"><text:span text:style-name="T17">Views:</text:span><text:span text:style-name="T5"><text:tab/></text:span><text:span text:style-name="T2"><text:tab/></text:span><text:span text:style-name="T3">1.consultancy_disbursement_ciview_hod.php<text:tab/></text:span><text:span text:style-name="T33">//</text:span><text:span text:style-name="T41">view of disbursement sheet by hod</text:span></text:p>
      <text:p text:style-name="P15"><text:tab/><text:tab/>2.consultancy_disbursement_ciview_pce.php<text:tab/><text:span text:style-name="T19">//</text:span><text:span text:style-name="T25">view of disbursement sheet by pce</text:span></text:p>
      <text:p text:style-name="P16"><text:tab/><text:tab/>3.consultancy_disbursement_rejected.php<text:tab/> <text:s text:c="3"/><text:span text:style-name="T19">// </text:span><text:span text:style-name="T25">view of rejected disbursement sheet</text:span></text:p>
      <text:p text:style-name="P12"><text:tab/><text:tab/>4.consultancy_disbursement_resubmit.php<text:tab/><text:span text:style-name="T19">//</text:span><text:span text:style-name="T24">button for resubmit in disbursement sheet</text:span></text:p>
      <text:p text:style-name="P12"><text:tab/><text:tab/>5.consultancy_disbursement_sheet.php<text:tab/><text:span text:style-name="T19">//</text:span><text:span text:style-name="T24">form for disbursement sheet.</text:span></text:p>
      <text:p text:style-name="P16"><text:tab/><text:tab/>6.consultancy_disbursement_sheetview_arproject.php <text:span text:style-name="T19">//</text:span><text:span text:style-name="T25">view of disbursement by ar_prj</text:span></text:p>
      <text:p text:style-name="P16"><text:tab/><text:tab/>7.consultancy_disbursement_sheetview_hod.php <text:span text:style-name="T19"><text:s/>//</text:span><text:span text:style-name="T25">view of disbursement sheet by hod</text:span></text:p>
      <text:p text:style-name="P16"><text:tab/><text:tab/>8.consultancy_disbursement_sheetview_pce.php <text:s/>/<text:span text:style-name="T19">/</text:span><text:span text:style-name="T25">view of disbursement sheet by pce</text:span></text:p>
      <text:p text:style-name="P12"><text:tab/><text:tab/>9.consultant_member_sheet.php <text:s text:c="2"/><text:span text:style-name="T19">//</text:span><text:span text:style-name="T24">filling of disbursement member( emp / consultant)</text:span></text:p>
      <text:p text:style-name="P12"><text:tab/><text:tab/>10.disbursement_apply_all.php <text:span text:style-name="T19">//</text:span><text:span text:style-name="T24">consultancy <text:s/>for which disbursement can be applied</text:span></text:p>
      <text:p text:style-name="P12"><text:tab/><text:tab/>12.disbursement_link.php<text:span text:style-name="T19"> //</text:span><text:span text:style-name="T24">contain all the print link</text:span></text:p>
      <text:p text:style-name="P12"><text:soft-page-break/><text:tab/><text:tab/>11.disbursement_print.php<text:tab/><text:span text:style-name="T19">// </text:span><text:span text:style-name="T24">print the only details of disbursement</text:span></text:p>
      <text:p text:style-name="P12"><text:tab/><text:tab/>12.disbursement_print2.php <text:span text:style-name="T19">//</text:span><text:span text:style-name="T24">print the details of consultant/ faculty membe</text:span><text:span text:style-name="T56">r</text:span></text:p>
      <text:p text:style-name="P12"><text:tab/><text:tab/>13.disbursement_print3.php<text:tab/><text:span text:style-name="T19">//</text:span><text:span text:style-name="T24">print the details of <text:s/>supporting staff</text:span></text:p>
      <text:p text:style-name="P12"><text:tab/><text:tab/>14.disbursement_print.4php <text:span text:style-name="T19">//</text:span><text:span text:style-name="T24">print the details of memo</text:span></text:p>
      <text:p text:style-name="P12"><text:tab/><text:tab/>15.disbursement_staff.php<text:tab/><text:span text:style-name="T19">// </text:span><text:span text:style-name="T24">fill the staff</text:span></text:p>
      <text:p text:style-name="P6"><text:span text:style-name="T2"><text:tab/><text:tab/></text:span><text:span text:style-name="T4">16.view_disbursement_form.php<text:tab/></text:span><text:span text:style-name="T34">//</text:span><text:span text:style-name="T39">view the disbursement form</text:span></text:p>
      <text:p text:style-name="P19"><text:tab/><text:tab/>17.view_disbursement_action.php<text:tab/><text:span text:style-name="T19">//</text:span><text:span text:style-name="T24">add the action corresponding</text:span></text:p>
      <text:p text:style-name="P19"><text:tab/><text:tab/>18.view_disbursement_prev.php<text:tab/><text:span text:style-name="T19">//</text:span><text:span text:style-name="T24">previous version of disbursement sheet</text:span></text:p>
      <text:p text:style-name="P39"/>
      <text:p text:style-name="P35">This part of <text:span text:style-name="T52">module</text:span> deal with <text:span text:style-name="T54">filling, editing and approval of project account form.</text:span></text:p>
      <text:p text:style-name="P43"/>
      <text:p text:style-name="P26"/>
      <text:p text:style-name="P26"><text:span text:style-name="T18">Controller</text:span><text:span text:style-name="T1"> :</text:span><text:span text:style-name="T6"> <text:tab/>project_account.php </text:span><text:span text:style-name="T40">//</text:span><text:span text:style-name="T39">call view for filling , editing and approval of account form</text:span></text:p>
      <text:p text:style-name="P24"><text:span text:style-name="T17">Model:</text:span><text:span text:style-name="T2"><text:tab/>project_account.php<text:tab/></text:span><text:span text:style-name="T30">//</text:span><text:span text:style-name="T39">inset the data of form , retrieve and update it.</text:span></text:p>
      <text:p text:style-name="P24"><text:span text:style-name="T17">Views:</text:span><text:span text:style-name="T5"><text:tab/></text:span><text:span text:style-name="T2"><text:tab/></text:span><text:span text:style-name="T3">1.apply_project_account_form.php </text:span><text:span text:style-name="T33">//</text:span><text:span text:style-name="T39">consultancy , <text:s/>project account can be applied</text:span></text:p>
      <text:p text:style-name="P17"><text:tab/><text:tab/>2.project_account.php <text:span text:style-name="T19">// </text:span><text:span text:style-name="T24">form of project account</text:span></text:p>
      <text:p text:style-name="P17"><text:tab/><text:tab/>3.project_account_edit.php<text:tab/><text:span text:style-name="T19">//</text:span><text:span text:style-name="T24">update of project account</text:span></text:p>
      <text:p text:style-name="P17"><text:tab/><text:tab/>4.project_account_view.php<text:tab/><text:span text:style-name="T19">//</text:span><text:span text:style-name="T24">view of project account</text:span></text:p>
      <text:p text:style-name="P17"/>
      <text:p text:style-name="P23"/>
      <text:p text:style-name="P42"/>
      <text:p text:style-name="P23"><text:span text:style-name="T44">This part of </text:span><text:span text:style-name="T47">module</text:span><text:span text:style-name="T44"> deal </text:span><text:span text:style-name="T45">view of model which contain all the link of form <text:s/>. we can all the file from here . Model is bootstrap model.</text:span></text:p>
      <text:p text:style-name="P42"/>
      <text:p text:style-name="P3">Controller:<text:span text:style-name="T7"> <text:s text:c="3"/></text:span><text:span text:style-name="T10">1.</text:span><text:span text:style-name="T8">consultant_disbursement_sheet.php </text:span><text:span text:style-name="T26">//</text:span><text:span text:style-name="T29">call the model in expenditure detail</text:span></text:p>
      <text:p text:style-name="P3"><text:span text:style-name="T8"><text:tab/><text:tab/></text:span><text:span text:style-name="T10">2.</text:span><text:span text:style-name="T8">consultant.php<text:tab/></text:span><text:span text:style-name="T26">//</text:span><text:span text:style-name="T29">call the model in view consultancy form </text:span></text:p>
      <text:p text:style-name="P2">Model:<text:span text:style-name="T7"><text:tab/></text:span><text:span text:style-name="T8">consultancy_help_model.php <text:s/></text:span><text:span text:style-name="T26">//</text:span><text:span text:style-name="T29">insert the data of model.</text:span></text:p>
      <text:p text:style-name="P6"><text:span text:style-name="T5">Views: </text:span><text:span text:style-name="T2"><text:tab/>1.edit_model.php<text:tab/></text:span><text:span text:style-name="T30">//</text:span><text:span text:style-name="T38">contains all the file for which can edited for that consultancy no.</text:span></text:p>
      <text:p text:style-name="P6"><text:span text:style-name="T2"><text:tab/><text:tab/>2.</text:span><text:span text:style-name="T4">view_model.php<text:tab/></text:span><text:span text:style-name="T34">//</text:span><text:span text:style-name="T38">contain all the file <text:s/>which is filled for that consultancy no.</text:span></text:p>
      <text:p text:style-name="P6"/>
      <text:p text:style-name="P6"/>
      <text:p text:style-name="P44"/>
      <text:p text:style-name="P23"><text:span text:style-name="T45">T</text:span><text:span text:style-name="T44">his part of </text:span><text:span text:style-name="T47">module</text:span><text:span text:style-name="T44"> deal </text:span><text:span text:style-name="T45">action that taken on </text:span><text:span text:style-name="T46">all consultancy form</text:span><text:span text:style-name="T45"> and date and time when this action has been taken.</text:span></text:p>
      <text:p text:style-name="P46"/>
      <text:p text:style-name="P3">Controller:<text:span text:style-name="T7"><text:tab/></text:span><text:span text:style-name="T8">consultant.php </text:span><text:span text:style-name="T26"><text:s/>//</text:span><text:span text:style-name="T29">insert the action when any event takes place</text:span></text:p>
      <text:p text:style-name="P2">Model:<text:span text:style-name="T7"><text:tab/></text:span><text:span text:style-name="T8">consultancy_help_model.php <text:tab/></text:span><text:span text:style-name="T26">// </text:span><text:span text:style-name="T29">inserting data in database</text:span></text:p>
      <text:p text:style-name="P7"><text:span text:style-name="T5">Views: </text:span><text:span text:style-name="T2"><text:tab/>1.</text:span><text:span text:style-name="T4">veiw_action</text:span><text:span text:style-name="T2">.php<text:tab/></text:span><text:span text:style-name="T30">//</text:span><text:span text:style-name="T38">view all the action taken place.</text:span></text:p>
      <text:p text:style-name="P1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1:11:08.043209663</meta:creation-date>
    <dc:date>2016-05-03T11:40:01.663864021</dc:date>
    <meta:editing-duration>PT1H53M38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3" meta:paragraph-count="91" meta:word-count="785" meta:character-count="6754" meta:non-whitespace-character-count="5863"/>
  </office:meta>
</office:document-meta>
</file>